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50716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25072016 prognoza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25072016 wynik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da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Wzrost – kilka 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tylko nie wiem bo tam ponoc maja 76 % mniejsze przychody w zwiazku z oplatami nalozonymi na europejskie operacje kartowe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wzrost potem 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spad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Spadek – kilkudni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pol na pol, jesli zacznie spadac to bedzie dalej lecec w dol dosc duzo ~96</text:p>
          </table:table-cell>
          <table:table-cell/>
        </table:table-row>
      </table:table>
      <table:table table:name="spolk w ktore mozna by inwestowac a nie ma w systemie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Akamai</text:p>
          </table:table-cell>
          <table:table-cell/>
        </table:table-row>
        <table:table-row table:style-name="ro1">
          <table:table-cell office:value-type="string" calcext:value-type="string">
            <text:p>weatherford</text:p>
          </table:table-cell>
          <table:table-cell office:value-type="string" calcext:value-type="string">
            <text:p>pracowalem tutaj to mam dobry wglad w firme :)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0:36:17.1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7S</meta:editing-duration>
    <meta:editing-cycles>4</meta:editing-cycles>
    <meta:generator>LibreOffice/5.1.0.3$Windows_x86 LibreOffice_project/5e3e00a007d9b3b6efb6797a8b8e57b51ab1f737</meta:generator>
    <dc:date>2016-07-23T12:35:32.237000000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